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solid" draw:fill-color="#000000" draw:fill-image-width="0cm" draw:fill-image-height="0cm"/>
    </style:style>
    <style:style style:name="dp2" style:family="drawing-page">
      <style:drawing-page-properties draw:fill="gradient" draw:fill-color="#14538b" draw:fill-gradient-name="Sky" draw:fill-image-width="0cm" draw:fill-image-height="0cm"/>
    </style:style>
    <style:style style:name="dp3" style:family="drawing-page">
      <style:drawing-page-properties draw:fill="gradient" draw:fill-color="#000000" draw:fill-gradient-name="Sky2" draw:fill-image-width="0cm" draw:fill-image-height="0cm"/>
    </style:style>
    <style:style style:name="dp4" style:family="drawing-pag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svg:stroke-color="#000000" draw:fill="gradient" draw:fill-color="#ffffff" draw:fill-gradient-name="Sky3" draw:textarea-horizontal-align="center" draw:textarea-vertical-align="middle" fo:min-height="5.25cm" draw:shadow="hidden"/>
    </style:style>
    <style:style style:name="gr4" style:family="graphic" style:parent-style-name="standard">
      <style:graphic-properties draw:stroke="none" draw:fill="gradient" draw:fill-color="#ffffff" draw:fill-gradient-name="Sky3" draw:textarea-horizontal-align="center" draw:textarea-vertical-align="middle" draw:auto-grow-height="false" fo:min-height="12.251cm" fo:min-width="12.001cm" draw:shadow="hidden"/>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loext:graphic-properties draw:fill="gradient" draw:fill-color="#ffffff" draw:fill-gradient-name="Sky3"/>
      <style:paragraph-properties fo:text-align="center"/>
      <style:text-properties fo:color="#000000" fo:font-size="50pt" style:font-size-asian="50pt" style:font-size-complex="50pt"/>
    </style:style>
    <style:style style:name="P4" style:family="paragraph">
      <loext:graphic-properties draw:fill="gradient" draw:fill-color="#ffffff" draw:fill-gradient-name="Sky3"/>
      <style:paragraph-properties fo:text-align="center"/>
    </style:style>
  </office:automatic-styles>
  <office:body>
    <office:drawing>
      <draw:page draw:name="page1" draw:style-name="dp1" draw:master-page-name="Standard">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4cm 4.8453798019673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2" draw:style-name="dp2" draw:master-page-name="Standard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4cm 4.8453798019673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3" draw:style-name="dp3" draw:master-page-name="Standard_5f_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4cm 4.8453798019673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4" draw:style-name="dp4" draw:master-page-name="Standard_5f__5f_">
        <draw:path draw:style-name="gr3" draw:text-style-name="P3"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4" draw:text-style-name="P4" draw:layer="layout" svg:width="4.271cm" svg:height="4.271cm" draw:transform="rotate (1.68528992572572) translate (0.59049984886794cm 4.8453798019673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Sky" draw:style="linear" draw:start-color="#990099" draw:end-color="#3333ff" draw:start-intensity="100%" draw:end-intensity="100%" draw:angle="150" draw:border="0%"/>
    <draw:gradient draw:name="Sky2" draw:style="linear" draw:start-color="#ff420e" draw:end-color="#14538b" draw:start-intensity="100%" draw:end-intensity="100%" draw:angle="150" draw:border="0%"/>
    <draw:gradient draw:name="Sky3"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18T19:46:26.776411644</dc:date>
    <meta:editing-duration>PT19M26S</meta:editing-duration>
    <meta:editing-cycles>7</meta:editing-cycles>
    <meta:generator>LibreOffice/5.0.5.2$Linux_X86_64 LibreOffice_project/00$Build-2</meta:generator>
    <meta:document-statistic meta:object-count="8"/>
  </office:meta>
</office:document-meta>
</file>